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84cm"/>
    </style:style>
    <style:style style:name="co2" style:family="table-column">
      <style:table-column-properties fo:break-before="auto" style:column-width="19.19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ien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<text:a xlink:href="https://www.academia.edu/27116290/Chapitre_1_Algorithmes_de_Jointures_et_de_Projections">https://www.academia.edu/27116290/Chapitre_1_Algorithmes_de_Jointures_et_de_Projections</text:a></text:p>
          </table:table-cell>
          <table:table-cell office:value-type="string">
            <text:p>Algorithmes de jointures basiques</text:p>
          </table:table-cell>
        </table:table-row>
        <table:table-row table:style-name="ro1">
          <table:table-cell office:value-type="string">
            <text:p><text:a xlink:href="https://sgbd.developpez.com/tutoriels/cours-complet-bases-de-donnees/?page=optimisation-de-questions">https://sgbd.developpez.com/tutoriels/cours-complet-bases-de-donnees/?page=optimisation-de-questions</text:a></text:p>
          </table:table-cell>
          <table:table-cell office:value-type="string">
            <text:p>Aspects général de sgbd</text:p>
          </table:table-cell>
        </table:table-row>
        <table:table-row table:style-name="ro1">
          <table:table-cell office:value-type="string">
            <text:p>http://www-smis.inria.fr/~pucheral/Enseignements_fichiers/COSY_BDbase/3_Oper&amp;Optim.pdf</text:p>
          </table:table-cell>
          <table:table-cell office:value-type="string">
            <text:p>Oper&amp;Optim</text:p>
          </table:table-cell>
        </table:table-row>
        <table:table-row table:style-name="ro1">
          <table:table-cell office:value-type="string">
            <text:p>https://sarah.cohen-boulakia.eu/uploads/optimBD/ArbresOptim.pdf</text:p>
          </table:table-cell>
          <table:table-cell office:value-type="string">
            <text:p>ArbresOptim</text:p>
          </table:table-cell>
        </table:table-row>
        <table:table-row table:style-name="ro1">
          <table:table-cell office:value-type="string">
            <text:p><text:a xlink:href="http://sys.bdpedia.fr/index.html">http://sys.bdpedia.fr/index.html</text:a></text:p>
          </table:table-cell>
          <table:table-cell office:value-type="string">
            <text:p>Aspects systèmes</text:p>
          </table:table-cell>
        </table:table-row>
        <table:table-row table:style-name="ro1">
          <table:table-cell office:value-type="string">
            <text:p>http://neuyilan.github.io/2018/01/04/hash%20join%E7%AE%97%E6%B3%95%E6%80%BB%E7%BB%93/Hash%20Join%20Algorithms.pdf</text:p>
          </table:table-cell>
          <table:table-cell office:value-type="string">
            <text:p>Hash Join Algorithms</text:p>
          </table:table-cell>
        </table:table-row>
        <table:table-row table:style-name="ro1">
          <table:table-cell office:value-type="string">
            <text:p>https://w6113.github.io/files/papers/gracejoin-shapiro.pdf</text:p>
          </table:table-cell>
          <table:table-cell office:value-type="string">
            <text:p>Join_Processing_in_Database_Systems_with_Large_Main_Memor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3">23/08/2023</text:date>, <text:time>16:3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8T15:23:55.145000000</meta:creation-date>
    <dc:date>2023-08-23T16:39:41.98</dc:date>
    <meta:editing-duration>PT6M12S</meta:editing-duration>
    <meta:editing-cycles>4</meta:editing-cycles>
    <meta:generator>OpenOffice/4.1.7$Win32 OpenOffice.org_project/417m1$Build-9800</meta:generator>
    <meta:document-statistic meta:table-count="1" meta:cell-count="16" meta:object-count="0"/>
  </office:meta>
</office:document-meta>
</file>